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19.064cm"/>
    </style:style>
    <style:style style:name="co9" style:family="table-column">
      <style:table-column-properties fo:break-before="auto" style:column-width="6.10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66ff00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66ff00"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ptura de Conceptos</text:p>
          </table:table-cell>
          <table:table-cell table:style-name="ce3" office:value-type="string">
            <text:p>Autorización automática por montos</text:p>
          </table:table-cell>
          <table:table-cell table:style-name="ce3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column table:style-name="co9" table:default-cell-style-name="ce5"/>
        <table:table-column table:style-name="co10" table:number-columns-repeated="1020" table:default-cell-style-name="ce5"/>
        <table:table-row table:style-name="ro2">
          <table:table-cell table:style-name="ce4" office:value-type="string">
            <text:p>Formulario</text:p>
          </table:table-cell>
          <table:table-cell table:style-name="ce4" office:value-type="string">
            <text:p>Funcionalidad</text:p>
          </table:table-cell>
          <table:table-cell table:style-name="ce8" office:value-type="string">
            <text:p>Descripción</text:p>
          </table:table-cell>
          <table:table-cell table:style-name="ce4" office:value-type="string">
            <text:p>Impacto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Responsable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corregirse los datos de un concepto rechazado, el botón Enviar debe estar desactivado.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aptura de Solicitudes</text:p>
          </table:table-cell>
          <table:table-cell table:style-name="ce7" office:value-type="string">
            <text:p>Corrección de Rechazo</text:p>
          </table:table-cell>
          <table:table-cell table:style-name="ce11" office:value-type="string">
            <text:p>Al seleccionar la edición de concepto rechazado, el combo de Conceptos debe actualizarse correctamente</text:p>
          </table:table-cell>
          <table:table-cell table:style-name="ce7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los combos de Autorizadores deben actualizarse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el combo Concepto Motivo debe actualizarse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Autorización Automática x montos</text:p>
          </table:table-cell>
          <table:table-cell table:style-name="ce10" office:value-type="string">
            <text:p>Al capturarse una solicitud, debe revisarse que se autorizen los conceptos que indique la configuración de Autorización Automática.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0" office:value-type="string">
            <text:p>Al desplegar los conceptos de la Solicitud, activar/desactivar los botones de edición, consulta, borrar que correspondan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0" office:value-type="string">
            <text:p>Al navegar por los diversos conceptos, actualizar Autorizadores al guardar.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2">
          <table:table-cell table:number-columns-repeated="2" table:style-name="ce6" office:value-type="string">
            <text:p>Captura de Solicitudes</text:p>
          </table:table-cell>
          <table:table-cell table:style-name="ce10" office:value-type="string">
            <text:p>Desplegar autorizadores default al capturar solicitante-empleado-concepto.</text:p>
          </table:table-cell>
          <table:table-cell table:style-name="ce6" office:value-type="string">
            <text:p>Inmediato en la operación de la app.</text:p>
          </table:table-cell>
          <table:table-cell table:number-columns-repeated="1020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table:number-columns-repeated="2"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table:number-columns-repeated="1020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Hoja1.A2:Hoja1.D13" table:contains-header="false">
          <table:sort>
            <table:sort-by table:field-number="3" table:data-type="automatic"/>
          </table:sort>
        </table:database-range>
        <table:database-range table:target-range-address="'Pendientes Revisión 08-08-2019'.A1:'Pendientes Revisión 08-08-2019'.D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9/08/2019</text:date>, <text:time>12:4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09T12:44:15.56</dc:date>
    <meta:editing-duration>PT21H9M2S</meta:editing-duration>
    <meta:editing-cycles>10</meta:editing-cycles>
    <meta:generator>OpenOffice/4.1.6$Win32 OpenOffice.org_project/416m1$Build-9790</meta:generator>
    <dc:creator>Jesus De los Santos Rodriguez</dc:creator>
    <meta:document-statistic meta:table-count="3" meta:cell-count="144" meta:object-count="0"/>
  </office:meta>
</office:document-meta>
</file>